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family-generic="swiss" style:font-pitch="variable"/>
    <style:font-face style:name="Lato1" svg:font-family="Lato" style:font-adornments="Bold" style:font-pitch="variable"/>
    <style:font-face style:name="Lato2" svg:font-family="Lato" style:font-adornments="Bold Italic" style:font-pitch="variable"/>
    <style:font-face style:name="Lato3" svg:font-family="Lato" style:font-adornments="Regular"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03d002"/>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4eaf2a" style:font-weight-asian="bold"/>
    </style:style>
    <style:style style:name="P5" style:family="paragraph" style:parent-style-name="Standard">
      <style:text-properties fo:font-weight="bold" officeooo:paragraph-rsid="00572309" style:font-weight-asian="bold"/>
    </style:style>
    <style:style style:name="P6" style:family="paragraph" style:parent-style-name="Standard">
      <style:text-properties fo:font-weight="bold" officeooo:paragraph-rsid="0057348e" style:font-weight-asian="bold"/>
    </style:style>
    <style:style style:name="P7" style:family="paragraph" style:parent-style-name="Standard">
      <style:text-properties fo:font-weight="bold" officeooo:rsid="0074497b" officeooo:paragraph-rsid="0074a7be" style:font-weight-asian="bold" style:font-weight-complex="bold"/>
    </style:style>
    <style:style style:name="P8" style:family="paragraph" style:parent-style-name="Standard">
      <style:text-properties fo:font-weight="bold" officeooo:rsid="00753093" officeooo:paragraph-rsid="00753093" style:font-weight-asian="bold" style:font-weight-complex="bold"/>
    </style:style>
    <style:style style:name="P9" style:family="paragraph" style:parent-style-name="Standard">
      <style:text-properties officeooo:rsid="00091826" officeooo:paragraph-rsid="00091826"/>
    </style:style>
    <style:style style:name="P10" style:family="paragraph" style:parent-style-name="Standard">
      <style:text-properties fo:font-weight="normal" officeooo:paragraph-rsid="0012431b" style:font-weight-asian="normal" style:font-weight-complex="normal"/>
    </style:style>
    <style:style style:name="P11" style:family="paragraph" style:parent-style-name="Table_20_style_20_text">
      <style:text-properties fo:font-weight="normal" officeooo:rsid="000ba872" officeooo:paragraph-rsid="000ba872"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normal" officeooo:paragraph-rsid="0057348e" style:font-weight-asian="normal" style:font-weight-complex="normal"/>
    </style:style>
    <style:style style:name="P14" style:family="paragraph" style:parent-style-name="Standard">
      <style:text-properties fo:font-weight="normal" officeooo:paragraph-rsid="00572309" style:font-weight-asian="normal" style:font-weight-complex="normal"/>
    </style:style>
    <style:style style:name="P15" style:family="paragraph" style:parent-style-name="Standard">
      <style:text-properties fo:font-weight="normal" officeooo:paragraph-rsid="0074a7be" style:font-weight-asian="normal" style:font-weight-complex="normal"/>
    </style:style>
    <style:style style:name="P16" style:family="paragraph" style:parent-style-name="Standard">
      <style:text-properties officeooo:paragraph-rsid="001c1329"/>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1.27cm" fo:margin-right="0cm" fo:text-indent="0cm" style:auto-text-indent="false"/>
      <style:text-properties fo:font-style="italic" style:font-style-asian="italic" style:font-style-complex="italic"/>
    </style:style>
    <style:style style:name="P19" style:family="paragraph" style:parent-style-name="Standard">
      <style:text-properties fo:font-style="italic" officeooo:rsid="004eaf2a" officeooo:paragraph-rsid="0023355f" style:font-style-asian="italic" style:font-style-complex="italic"/>
    </style:style>
    <style:style style:name="P20" style:family="paragraph" style:parent-style-name="Standard">
      <style:text-properties fo:font-style="italic" fo:font-weight="bold" officeooo:paragraph-rsid="0023355f" style:font-style-asian="italic" style:font-weight-asian="bold" style:font-style-complex="italic" style:font-weight-complex="bold"/>
    </style:style>
    <style:style style:name="P21" style:family="paragraph" style:parent-style-name="Standard">
      <style:text-properties officeooo:paragraph-rsid="0022d8dc"/>
    </style:style>
    <style:style style:name="P22" style:family="paragraph" style:parent-style-name="Table_20_Contents">
      <style:text-properties fo:font-size="2pt" style:font-size-asian="2pt" style:font-size-complex="2pt"/>
    </style:style>
    <style:style style:name="P23" style:family="paragraph" style:parent-style-name="Standard">
      <style:text-properties officeooo:paragraph-rsid="00332013"/>
    </style:style>
    <style:style style:name="P24" style:family="paragraph" style:parent-style-name="Standard">
      <style:text-properties officeooo:rsid="0023355f" officeooo:paragraph-rsid="0023355f"/>
    </style:style>
    <style:style style:name="P25" style:family="paragraph" style:parent-style-name="Standard">
      <style:text-properties officeooo:rsid="0023355f" officeooo:paragraph-rsid="00332013"/>
    </style:style>
    <style:style style:name="P26" style:family="paragraph" style:parent-style-name="Standard">
      <style:text-properties officeooo:rsid="0033fa07" officeooo:paragraph-rsid="003601ee"/>
    </style:style>
    <style:style style:name="P27" style:family="paragraph" style:parent-style-name="Standard">
      <style:text-properties officeooo:paragraph-rsid="003601ee"/>
    </style:style>
    <style:style style:name="P28" style:family="paragraph" style:parent-style-name="Standard">
      <style:text-properties officeooo:paragraph-rsid="003cc969"/>
    </style:style>
    <style:style style:name="P29" style:family="paragraph" style:parent-style-name="Standard">
      <style:text-properties officeooo:paragraph-rsid="003db4f6"/>
    </style:style>
    <style:style style:name="P30" style:family="paragraph" style:parent-style-name="Standard">
      <style:paragraph-properties fo:line-height="100%" fo:orphans="0" fo:widows="0"/>
      <style:text-properties fo:font-size="9pt" officeooo:paragraph-rsid="00427b40" style:font-size-asian="9pt" style:font-size-complex="9pt"/>
    </style:style>
    <style:style style:name="P31" style:family="paragraph" style:parent-style-name="Standard">
      <style:paragraph-properties fo:line-height="100%"/>
      <style:text-properties fo:font-size="9pt" officeooo:paragraph-rsid="00427b40" style:font-size-asian="9pt" style:font-size-complex="9pt"/>
    </style:style>
    <style:style style:name="P32" style:family="paragraph" style:parent-style-name="Standard">
      <style:text-properties fo:font-size="9pt" officeooo:paragraph-rsid="00427b40" style:font-size-asian="9pt" style:font-size-complex="9pt"/>
    </style:style>
    <style:style style:name="P33" style:family="paragraph" style:parent-style-name="Standard">
      <style:text-properties fo:font-size="9pt" officeooo:paragraph-rsid="004bc79a" style:font-size-asian="9pt" style:font-size-complex="9pt"/>
    </style:style>
    <style:style style:name="P34" style:family="paragraph" style:parent-style-name="Standard">
      <style:text-properties fo:font-size="9pt" officeooo:rsid="004eaf2a" officeooo:paragraph-rsid="004eaf2a" style:font-size-asian="9pt" style:font-size-complex="9pt"/>
    </style:style>
    <style:style style:name="P35" style:family="paragraph" style:parent-style-name="Standard">
      <style:text-properties fo:font-size="9pt" officeooo:rsid="004eaf2a" officeooo:paragraph-rsid="0050a123" style:font-size-asian="9pt" style:font-size-complex="9pt"/>
    </style:style>
    <style:style style:name="P36" style:family="paragraph" style:parent-style-name="Standard">
      <style:text-properties fo:font-size="9pt" officeooo:paragraph-rsid="0050a123" style:font-size-asian="9pt" style:font-size-complex="9pt"/>
    </style:style>
    <style:style style:name="P37" style:family="paragraph" style:parent-style-name="Standard">
      <style:paragraph-properties fo:line-height="100%"/>
      <style:text-properties fo:font-size="9pt" officeooo:rsid="0050a123" officeooo:paragraph-rsid="0050a123" style:font-size-asian="9pt" style:font-size-complex="9pt"/>
    </style:style>
    <style:style style:name="P38" style:family="paragraph" style:parent-style-name="Standard">
      <style:text-properties fo:font-size="9pt" officeooo:rsid="00544352" officeooo:paragraph-rsid="00544352" style:font-size-asian="9pt" style:font-size-complex="9pt"/>
    </style:style>
    <style:style style:name="P39" style:family="paragraph" style:parent-style-name="Standard">
      <style:text-properties fo:font-size="9pt" officeooo:rsid="00544352" officeooo:paragraph-rsid="006ce88b" style:font-size-asian="9pt" style:font-size-complex="9pt"/>
    </style:style>
    <style:style style:name="P40" style:family="paragraph" style:parent-style-name="Standard">
      <style:text-properties fo:font-size="9pt" officeooo:paragraph-rsid="00544352" style:font-size-asian="9pt" style:font-size-complex="9pt"/>
    </style:style>
    <style:style style:name="P41" style:family="paragraph" style:parent-style-name="Standard">
      <style:text-properties fo:font-size="9pt" officeooo:paragraph-rsid="00559b7e" style:font-size-asian="9pt" style:font-size-complex="9pt"/>
    </style:style>
    <style:style style:name="P42" style:family="paragraph" style:parent-style-name="Standard">
      <style:text-properties fo:font-size="9pt" officeooo:paragraph-rsid="0065575f" style:font-size-asian="9pt" style:font-size-complex="9pt"/>
    </style:style>
    <style:style style:name="P43" style:family="paragraph" style:parent-style-name="Standard">
      <style:text-properties fo:font-size="9pt" officeooo:paragraph-rsid="00666d3a" style:font-size-asian="9pt" style:font-size-complex="9pt"/>
    </style:style>
    <style:style style:name="P44" style:family="paragraph" style:parent-style-name="Standard">
      <style:text-properties fo:font-size="9pt" officeooo:rsid="004a389f" officeooo:paragraph-rsid="0065575f" style:font-size-asian="9pt" style:font-size-complex="9pt"/>
    </style:style>
    <style:style style:name="P45" style:family="paragraph" style:parent-style-name="Standard">
      <style:text-properties fo:font-size="9pt" officeooo:rsid="00857931" officeooo:paragraph-rsid="00427b40" style:font-size-asian="9pt" style:font-size-complex="9pt"/>
    </style:style>
    <style:style style:name="P46" style:family="paragraph" style:parent-style-name="Standard">
      <style:text-properties fo:font-size="9pt" officeooo:paragraph-rsid="00857931" style:font-size-asian="9pt" style:font-size-complex="9pt"/>
    </style:style>
    <style:style style:name="P47" style:family="paragraph" style:parent-style-name="Standard">
      <style:text-properties fo:font-size="9pt" officeooo:paragraph-rsid="008683c8" style:font-size-asian="9pt" style:font-size-complex="9pt"/>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fo:font-weight="bold" officeooo:paragraph-rsid="00427b40" style:font-size-asian="9pt" style:font-weight-asian="bold" style:font-size-complex="9pt"/>
    </style:style>
    <style:style style:name="P49" style:family="paragraph" style:parent-style-name="Standard">
      <style:paragraph-properties fo:line-height="100%" fo:orphans="0" fo:widows="0"/>
      <style:text-properties fo:font-size="9pt" fo:font-weight="bold" officeooo:paragraph-rsid="00427b40" style:font-size-asian="9pt" style:font-weight-asian="bold" style:font-size-complex="9pt"/>
    </style:style>
    <style:style style:name="P50" style:family="paragraph" style:parent-style-name="Standard">
      <style:text-properties officeooo:paragraph-rsid="004844bc"/>
    </style:style>
    <style:style style:name="P51" style:family="paragraph" style:parent-style-name="Standard">
      <style:text-properties officeooo:paragraph-rsid="004993df"/>
    </style:style>
    <style:style style:name="P52" style:family="paragraph" style:parent-style-name="Standard">
      <style:text-properties fo:font-size="10pt" style:font-name-asian="Lato" style:font-size-asian="10pt" style:font-name-complex="Lato" style:font-size-complex="10pt"/>
    </style:style>
    <style:style style:name="P53" style:family="paragraph" style:parent-style-name="Standard">
      <style:text-properties officeooo:rsid="004bc79a" officeooo:paragraph-rsid="004bc79a"/>
    </style:style>
    <style:style style:name="P54" style:family="paragraph" style:parent-style-name="Table_20_style_20_text">
      <style:text-properties officeooo:rsid="000ba872" officeooo:paragraph-rsid="000ba872"/>
    </style:style>
    <style:style style:name="P55" style:family="paragraph" style:parent-style-name="Table_20_style_20_text">
      <style:text-properties officeooo:rsid="000ba872" officeooo:paragraph-rsid="00510ad4"/>
    </style:style>
    <style:style style:name="P56" style:family="paragraph" style:parent-style-name="Table_20_style_20_text">
      <style:text-properties officeooo:rsid="000ba872" officeooo:paragraph-rsid="00559b7e"/>
    </style:style>
    <style:style style:name="P57" style:family="paragraph" style:parent-style-name="Table_20_style_20_text">
      <style:text-properties officeooo:rsid="000ba872" officeooo:paragraph-rsid="005fbbfd"/>
    </style:style>
    <style:style style:name="P58" style:family="paragraph" style:parent-style-name="Contents_20_1">
      <style:paragraph-properties>
        <style:tab-stops>
          <style:tab-stop style:position="17.501cm" style:type="right" style:leader-style="dotted" style:leader-text="."/>
        </style:tab-stops>
      </style:paragraph-properties>
    </style:style>
    <style:style style:name="P59" style:family="paragraph" style:parent-style-name="Contents_20_2">
      <style:paragraph-properties>
        <style:tab-stops>
          <style:tab-stop style:position="17.002cm" style:type="right" style:leader-style="dotted" style:leader-text="."/>
        </style:tab-stops>
      </style:paragraph-properties>
    </style:style>
    <style:style style:name="P60" style:family="paragraph" style:parent-style-name="Contents_20_3">
      <style:paragraph-properties>
        <style:tab-stops>
          <style:tab-stop style:position="16.501cm" style:type="right" style:leader-style="dotted" style:leader-text="."/>
        </style:tab-stops>
      </style:paragraph-properties>
    </style:style>
    <style:style style:name="P61" style:family="paragraph" style:parent-style-name="Standard">
      <style:text-properties officeooo:paragraph-rsid="004eaf2a"/>
    </style:style>
    <style:style style:name="P62" style:family="paragraph" style:parent-style-name="Standard">
      <style:text-properties officeooo:paragraph-rsid="00510ad4"/>
    </style:style>
    <style:style style:name="P63" style:family="paragraph" style:parent-style-name="Table_20_style_20_text">
      <style:text-properties officeooo:paragraph-rsid="00510ad4"/>
    </style:style>
    <style:style style:name="P64" style:family="paragraph" style:parent-style-name="Text_20_body">
      <style:text-properties officeooo:paragraph-rsid="00510ad4"/>
    </style:style>
    <style:style style:name="P65" style:family="paragraph" style:parent-style-name="Standard">
      <style:text-properties officeooo:rsid="0029b6da" officeooo:paragraph-rsid="00544352"/>
    </style:style>
    <style:style style:name="P66" style:family="paragraph" style:parent-style-name="Standard">
      <style:text-properties officeooo:paragraph-rsid="00559b7e"/>
    </style:style>
    <style:style style:name="P67" style:family="paragraph" style:parent-style-name="Table_20_Contents">
      <style:text-properties officeooo:paragraph-rsid="00559b7e"/>
    </style:style>
    <style:style style:name="P68" style:family="paragraph" style:parent-style-name="Table_20_style_20_text">
      <style:text-properties officeooo:paragraph-rsid="00559b7e"/>
    </style:style>
    <style:style style:name="P69" style:family="paragraph" style:parent-style-name="Standard">
      <style:paragraph-properties fo:margin-left="1.27cm" fo:margin-right="0cm" fo:text-indent="0cm" style:auto-text-indent="false"/>
      <style:text-properties officeooo:paragraph-rsid="005e4bfa"/>
    </style:style>
    <style:style style:name="P70" style:family="paragraph" style:parent-style-name="Text_20_body">
      <style:text-properties officeooo:paragraph-rsid="006a79d1"/>
    </style:style>
    <style:style style:name="P71" style:family="paragraph" style:parent-style-name="Standard">
      <style:text-properties officeooo:rsid="004eaf2a" officeooo:paragraph-rsid="0059d899"/>
    </style:style>
    <style:style style:name="P72" style:family="paragraph" style:parent-style-name="Standard">
      <style:text-properties officeooo:paragraph-rsid="000aba3c"/>
    </style:style>
    <style:style style:name="P73" style:family="paragraph" style:parent-style-name="Standard">
      <style:text-properties officeooo:rsid="002bd56c" officeooo:paragraph-rsid="00510ad4"/>
    </style:style>
    <style:style style:name="P74" style:family="paragraph" style:parent-style-name="Standard">
      <style:text-properties officeooo:rsid="002bd56c"/>
    </style:style>
    <style:style style:name="P75" style:family="paragraph" style:parent-style-name="Standard">
      <style:text-properties officeooo:paragraph-rsid="0059d899"/>
    </style:style>
    <style:style style:name="P76" style:family="paragraph" style:parent-style-name="Standard">
      <style:text-properties officeooo:paragraph-rsid="005fbbfd"/>
    </style:style>
    <style:style style:name="P77" style:family="paragraph" style:parent-style-name="Table_20_style_20_text">
      <style:text-properties officeooo:paragraph-rsid="005fbbfd"/>
    </style:style>
    <style:style style:name="P78" style:family="paragraph" style:parent-style-name="Standard">
      <style:text-properties officeooo:rsid="00615126" officeooo:paragraph-rsid="00615126"/>
    </style:style>
    <style:style style:name="P79" style:family="paragraph" style:parent-style-name="Text_20_body">
      <style:text-properties officeooo:rsid="00634d46" officeooo:paragraph-rsid="00634d46"/>
    </style:style>
    <style:style style:name="P80" style:family="paragraph" style:parent-style-name="Standard">
      <style:text-properties officeooo:paragraph-rsid="0067d3dc"/>
    </style:style>
    <style:style style:name="P81" style:family="paragraph" style:parent-style-name="Table_20_Contents">
      <style:text-properties officeooo:paragraph-rsid="0067d3dc"/>
    </style:style>
    <style:style style:name="P82" style:family="paragraph" style:parent-style-name="Standard">
      <style:text-properties officeooo:paragraph-rsid="00124dc5"/>
    </style:style>
    <style:style style:name="P83" style:family="paragraph" style:parent-style-name="Standard">
      <style:text-properties officeooo:paragraph-rsid="0067f2f3"/>
    </style:style>
    <style:style style:name="P84" style:family="paragraph" style:parent-style-name="Table_20_Contents">
      <style:text-properties officeooo:paragraph-rsid="0067f2f3"/>
    </style:style>
    <style:style style:name="P85" style:family="paragraph" style:parent-style-name="Table_20_Contents">
      <style:paragraph-properties fo:margin-left="0cm" fo:margin-right="0.076cm" fo:text-indent="0cm" style:auto-text-indent="false"/>
      <style:text-properties officeooo:paragraph-rsid="0067f2f3"/>
    </style:style>
    <style:style style:name="P86" style:family="paragraph" style:parent-style-name="Standard">
      <style:text-properties officeooo:rsid="006a79d1" officeooo:paragraph-rsid="006a79d1"/>
    </style:style>
    <style:style style:name="P87" style:family="paragraph" style:parent-style-name="Standard">
      <style:text-properties officeooo:rsid="00153d25" officeooo:paragraph-rsid="006a79d1"/>
    </style:style>
    <style:style style:name="P88" style:family="paragraph" style:parent-style-name="Standard">
      <style:text-properties officeooo:rsid="00153d25" officeooo:paragraph-rsid="0071a871"/>
    </style:style>
    <style:style style:name="P89" style:family="paragraph" style:parent-style-name="Standard">
      <style:text-properties officeooo:rsid="00153d25" officeooo:paragraph-rsid="007e73e2"/>
    </style:style>
    <style:style style:name="P90" style:family="paragraph" style:parent-style-name="Standard">
      <style:text-properties officeooo:rsid="006e8cc0" officeooo:paragraph-rsid="006e8cc0"/>
    </style:style>
    <style:style style:name="P91" style:family="paragraph" style:parent-style-name="Table_20_style_20_text">
      <style:text-properties officeooo:rsid="006e8cc0" officeooo:paragraph-rsid="006e8cc0"/>
    </style:style>
    <style:style style:name="P92" style:family="paragraph" style:parent-style-name="Table_20_Contents">
      <style:text-properties officeooo:rsid="00572309" officeooo:paragraph-rsid="00572309"/>
    </style:style>
    <style:style style:name="P93" style:family="paragraph" style:parent-style-name="Table_20_Contents">
      <style:text-properties officeooo:paragraph-rsid="00572309"/>
    </style:style>
    <style:style style:name="P94" style:family="paragraph" style:parent-style-name="Table_20_Contents">
      <style:text-properties officeooo:paragraph-rsid="0071a871"/>
    </style:style>
    <style:style style:name="P95" style:family="paragraph" style:parent-style-name="Standard">
      <style:text-properties officeooo:rsid="00559b7e" officeooo:paragraph-rsid="00559b7e"/>
    </style:style>
    <style:style style:name="P96" style:family="paragraph" style:parent-style-name="Standard">
      <style:text-properties officeooo:paragraph-rsid="0074a7be"/>
    </style:style>
    <style:style style:name="P97" style:family="paragraph" style:parent-style-name="Standard">
      <style:text-properties officeooo:rsid="00753093" officeooo:paragraph-rsid="00753093"/>
    </style:style>
    <style:style style:name="P98" style:family="paragraph" style:parent-style-name="Standard">
      <style:text-properties officeooo:rsid="0076c430" officeooo:paragraph-rsid="0076c430"/>
    </style:style>
    <style:style style:name="P99" style:family="paragraph" style:parent-style-name="Standard">
      <style:text-properties officeooo:paragraph-rsid="0076c430"/>
    </style:style>
    <style:style style:name="P100" style:family="paragraph" style:parent-style-name="Table_20_style_20_text">
      <style:text-properties officeooo:paragraph-rsid="0076c430"/>
    </style:style>
    <style:style style:name="P101" style:family="paragraph" style:parent-style-name="Standard">
      <style:text-properties officeooo:rsid="0074a7be" officeooo:paragraph-rsid="0074a7be"/>
    </style:style>
    <style:style style:name="P102" style:family="paragraph" style:parent-style-name="Standard">
      <style:text-properties officeooo:rsid="00777fd2" officeooo:paragraph-rsid="00777fd2"/>
    </style:style>
    <style:style style:name="P103" style:family="paragraph" style:parent-style-name="Standard">
      <style:text-properties officeooo:paragraph-rsid="00777fd2"/>
    </style:style>
    <style:style style:name="P104" style:family="paragraph" style:parent-style-name="Standard">
      <style:text-properties officeooo:rsid="0079c04b" officeooo:paragraph-rsid="0079c04b"/>
    </style:style>
    <style:style style:name="P105" style:family="paragraph" style:parent-style-name="Standard">
      <style:text-properties officeooo:rsid="007e73e2" officeooo:paragraph-rsid="007e73e2"/>
    </style:style>
    <style:style style:name="P106" style:family="paragraph" style:parent-style-name="Table_20_Contents">
      <style:text-properties officeooo:rsid="007e73e2" officeooo:paragraph-rsid="007e73e2"/>
    </style:style>
    <style:style style:name="P107" style:family="paragraph" style:parent-style-name="Standard">
      <style:text-properties officeooo:paragraph-rsid="007e73e2"/>
    </style:style>
    <style:style style:name="P108" style:family="paragraph" style:parent-style-name="Table_20_Contents">
      <style:text-properties officeooo:paragraph-rsid="007cc811"/>
    </style:style>
    <style:style style:name="P109" style:family="paragraph" style:parent-style-name="Table_20_Contents">
      <style:paragraph-properties fo:margin-left="0cm" fo:margin-right="0.076cm" fo:text-indent="0cm" style:auto-text-indent="false"/>
      <style:text-properties officeooo:paragraph-rsid="007cc811"/>
    </style:style>
    <style:style style:name="P110" style:family="paragraph" style:parent-style-name="Table_20_style_20_text">
      <style:text-properties officeooo:paragraph-rsid="007cc811"/>
    </style:style>
    <style:style style:name="P111" style:family="paragraph" style:parent-style-name="Table_20_Contents">
      <style:text-properties officeooo:rsid="0082289e" officeooo:paragraph-rsid="0082289e"/>
    </style:style>
    <style:style style:name="P112" style:family="paragraph" style:parent-style-name="Table_20_Contents">
      <style:text-properties officeooo:paragraph-rsid="0082289e"/>
    </style:style>
    <style:style style:name="P113" style:family="paragraph" style:parent-style-name="Table_20_Contents">
      <style:paragraph-properties fo:margin-left="0cm" fo:margin-right="0.076cm" fo:text-indent="0cm" style:auto-text-indent="false"/>
      <style:text-properties officeooo:rsid="007cc811" officeooo:paragraph-rsid="007cc811"/>
    </style:style>
    <style:style style:name="P114" style:family="paragraph" style:parent-style-name="Standard">
      <style:text-properties officeooo:rsid="0074497b" officeooo:paragraph-rsid="0074a7be"/>
    </style:style>
    <style:style style:name="P115" style:family="paragraph" style:parent-style-name="Standard">
      <style:text-properties officeooo:rsid="00839fef" officeooo:paragraph-rsid="00839fef"/>
    </style:style>
    <style:style style:name="P116" style:family="paragraph" style:parent-style-name="Text_20_body">
      <style:text-properties officeooo:rsid="008432c9" officeooo:paragraph-rsid="008432c9"/>
    </style:style>
    <style:style style:name="P117" style:family="paragraph" style:parent-style-name="Heading_20_1" style:master-page-name="MP0">
      <style:paragraph-properties style:page-number="1" fo:break-before="page"/>
      <style:text-properties officeooo:paragraph-rsid="0003d002"/>
    </style:style>
    <style:style style:name="P118" style:family="paragraph" style:parent-style-name="Heading_20_2">
      <style:text-properties officeooo:paragraph-rsid="0003d002"/>
    </style:style>
    <style:style style:name="P119" style:family="paragraph" style:parent-style-name="Heading_20_2">
      <style:paragraph-properties fo:break-before="page"/>
      <style:text-properties officeooo:paragraph-rsid="0003d002"/>
    </style:style>
    <style:style style:name="P120" style:family="paragraph" style:parent-style-name="Heading_20_2">
      <style:text-properties officeooo:paragraph-rsid="00091826"/>
    </style:style>
    <style:style style:name="P121" style:family="paragraph" style:parent-style-name="Heading_20_2" style:master-page-name="MP1">
      <style:paragraph-properties style:page-number="1" fo:break-before="page"/>
      <style:text-properties officeooo:paragraph-rsid="004d6838"/>
    </style:style>
    <style:style style:name="P122" style:family="paragraph" style:parent-style-name="Heading_20_2">
      <style:text-properties officeooo:rsid="000f4f7f" officeooo:paragraph-rsid="00332013"/>
    </style:style>
    <style:style style:name="P123" style:family="paragraph" style:parent-style-name="Heading_20_2">
      <style:text-properties officeooo:paragraph-rsid="000b70d2"/>
    </style:style>
    <style:style style:name="P124" style:family="paragraph" style:parent-style-name="Heading_20_2">
      <style:text-properties officeooo:paragraph-rsid="0011e641"/>
    </style:style>
    <style:style style:name="P125" style:family="paragraph" style:parent-style-name="Heading_20_2">
      <style:paragraph-properties fo:break-before="page"/>
      <style:text-properties fo:font-size="9pt" officeooo:paragraph-rsid="003db4f6" style:font-size-asian="9pt" style:font-size-complex="9pt"/>
    </style:style>
    <style:style style:name="P126" style:family="paragraph" style:parent-style-name="Heading_20_3">
      <style:text-properties officeooo:rsid="0033fa07" officeooo:paragraph-rsid="003601ee"/>
    </style:style>
    <style:style style:name="P127" style:family="paragraph" style:parent-style-name="Heading_20_3">
      <style:text-properties officeooo:rsid="0033fa07" officeooo:paragraph-rsid="0074497b"/>
    </style:style>
    <style:style style:name="P128" style:family="paragraph" style:parent-style-name="Heading_20_3">
      <style:text-properties officeooo:paragraph-rsid="00510ad4"/>
    </style:style>
    <style:style style:name="P129" style:family="paragraph" style:parent-style-name="Heading_20_3">
      <style:text-properties officeooo:paragraph-rsid="00544352"/>
    </style:style>
    <style:style style:name="P130" style:family="paragraph" style:parent-style-name="Heading_20_3">
      <style:text-properties officeooo:rsid="0029b6da" officeooo:paragraph-rsid="00544352"/>
    </style:style>
    <style:style style:name="P131" style:family="paragraph" style:parent-style-name="Heading_20_3">
      <style:text-properties officeooo:paragraph-rsid="004eaf2a"/>
    </style:style>
    <style:style style:name="P132" style:family="paragraph" style:parent-style-name="Heading_20_3">
      <style:text-properties officeooo:paragraph-rsid="0057348e"/>
    </style:style>
    <style:style style:name="P133" style:family="paragraph" style:parent-style-name="Heading_20_3">
      <style:text-properties officeooo:paragraph-rsid="008432c9"/>
    </style:style>
    <style:style style:name="P134" style:family="paragraph" style:parent-style-name="Heading_20_3">
      <style:text-properties officeooo:paragraph-rsid="00559b7e"/>
    </style:style>
    <style:style style:name="P135" style:family="paragraph" style:parent-style-name="Heading_20_3">
      <style:text-properties officeooo:paragraph-rsid="001a0838"/>
    </style:style>
    <style:style style:name="P136" style:family="paragraph" style:parent-style-name="Heading_20_3">
      <style:text-properties officeooo:paragraph-rsid="006a79d1"/>
    </style:style>
    <style:style style:name="P137" style:family="paragraph" style:parent-style-name="Heading_20_3">
      <style:text-properties officeooo:rsid="0031c772" officeooo:paragraph-rsid="006a79d1"/>
    </style:style>
    <style:style style:name="P138" style:family="paragraph" style:parent-style-name="Heading_20_3">
      <style:text-properties officeooo:rsid="0031c772" officeooo:paragraph-rsid="006c3448"/>
    </style:style>
    <style:style style:name="P139" style:family="paragraph" style:parent-style-name="Heading_20_3">
      <style:text-properties officeooo:paragraph-rsid="005e4bfa"/>
    </style:style>
    <style:style style:name="P140" style:family="paragraph" style:parent-style-name="Heading_20_5">
      <style:text-properties fo:font-size="9pt" fo:font-weight="normal" style:font-size-asian="9pt" style:font-weight-asian="normal" style:font-size-complex="9pt" style:font-weight-complex="normal"/>
    </style:style>
    <style:style style:name="P141" style:family="paragraph" style:parent-style-name="Heading_20_5">
      <style:text-properties fo:font-weight="normal" style:font-weight-asian="normal" style:font-weight-complex="normal"/>
    </style:style>
    <style:style style:name="P142" style:family="paragraph" style:parent-style-name="Heading_20_5">
      <style:text-properties fo:font-weight="normal" officeooo:paragraph-rsid="004844bc" style:font-weight-asian="normal" style:font-weight-complex="normal"/>
    </style:style>
    <style:style style:name="P143" style:family="paragraph" style:parent-style-name="Heading_20_5">
      <style:text-properties fo:font-weight="normal" officeooo:paragraph-rsid="00510ad4" style:font-weight-asian="normal" style:font-weight-complex="normal"/>
    </style:style>
    <style:style style:name="P144" style:family="paragraph" style:parent-style-name="Heading_20_5">
      <style:text-properties fo:font-weight="normal" officeooo:paragraph-rsid="0067d3dc" style:font-weight-asian="normal" style:font-weight-complex="normal"/>
    </style:style>
    <style:style style:name="P145" style:family="paragraph" style:parent-style-name="Heading_20_5">
      <style:text-properties fo:font-weight="normal" officeooo:paragraph-rsid="0067f2f3" style:font-weight-asian="normal" style:font-weight-complex="normal"/>
    </style:style>
    <style:style style:name="P146" style:family="paragraph" style:parent-style-name="Heading_20_5">
      <style:text-properties fo:font-weight="normal" officeooo:paragraph-rsid="0071a871" style:font-weight-asian="normal" style:font-weight-complex="normal"/>
    </style:style>
    <style:style style:name="T1" style:family="text">
      <style:text-properties officeooo:rsid="0005ab4b"/>
    </style:style>
    <style:style style:name="T2" style:family="text">
      <style:text-properties fo:language="en" fo:country="GB"/>
    </style:style>
    <style:style style:name="T3" style:family="text">
      <style:text-properties fo:language="en" fo:country="GB" officeooo:rsid="0003d002"/>
    </style:style>
    <style:style style:name="T4" style:family="text">
      <style:text-properties fo:language="en" fo:country="GB" officeooo:rsid="0005ab4b"/>
    </style:style>
    <style:style style:name="T5" style:family="text">
      <style:text-properties fo:language="en" fo:country="GB" officeooo:rsid="003db4f6"/>
    </style:style>
    <style:style style:name="T6" style:family="text">
      <style:text-properties fo:language="en" fo:country="GB" officeooo:rsid="0067f2f3"/>
    </style:style>
    <style:style style:name="T7" style:family="text">
      <style:text-properties officeooo:rsid="00071c50"/>
    </style:style>
    <style:style style:name="T8" style:family="text">
      <style:text-properties officeooo:rsid="0003d002"/>
    </style:style>
    <style:style style:name="T9" style:family="text">
      <style:text-properties style:font-name="Lato" fo:font-size="10pt" style:font-name-asian="Lato" style:font-size-asian="10pt" style:font-name-complex="Lato" style:font-size-complex="10pt"/>
    </style:style>
    <style:style style:name="T10" style:family="text">
      <style:text-properties fo:color="#1155cc" loext:opacity="100%" style:font-name="Lato" fo:font-size="10pt" style:text-underline-style="solid" style:text-underline-width="auto" style:text-underline-color="font-color" style:text-underline-mode="continuous" style:text-overline-mode="continuous" style:text-line-through-mode="continuous" style:font-name-asian="Lato" style:font-size-asian="10pt" style:font-name-complex="Lato" style:font-size-complex="10pt"/>
    </style:style>
    <style:style style:name="T11" style:family="text">
      <style:text-properties officeooo:rsid="00097495"/>
    </style:style>
    <style:style style:name="T12" style:family="text">
      <style:text-properties officeooo:rsid="00091826"/>
    </style:style>
    <style:style style:name="T13" style:family="text">
      <style:text-properties officeooo:rsid="000ba872"/>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2ceb8e" style:font-style-asian="italic"/>
    </style:style>
    <style:style style:name="T17" style:family="text">
      <style:text-properties officeooo:rsid="000aba3c"/>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officeooo:rsid="004eaf2a" style:font-weight-asian="bold" style:font-weight-complex="bold"/>
    </style:style>
    <style:style style:name="T21" style:family="text">
      <style:text-properties fo:font-weight="bold" officeooo:rsid="00544352" style:font-weight-asian="bold" style:font-weight-complex="bold"/>
    </style:style>
    <style:style style:name="T22" style:family="text">
      <style:text-properties officeooo:rsid="000b70d2"/>
    </style:style>
    <style:style style:name="T23" style:family="text">
      <style:text-properties officeooo:rsid="0011e641"/>
    </style:style>
    <style:style style:name="T24" style:family="text">
      <style:text-properties officeooo:rsid="0012431b"/>
    </style:style>
    <style:style style:name="T25" style:family="text">
      <style:text-properties fo:font-weight="normal" style:font-weight-asian="normal" style:font-weight-complex="normal"/>
    </style:style>
    <style:style style:name="T26" style:family="text">
      <style:text-properties fo:font-weight="normal" officeooo:rsid="004eaf2a" style:font-weight-asian="normal" style:font-weight-complex="normal"/>
    </style:style>
    <style:style style:name="T27" style:family="text">
      <style:text-properties fo:font-weight="normal" officeooo:rsid="00510ad4" style:font-weight-asian="normal" style:font-weight-complex="normal"/>
    </style:style>
    <style:style style:name="T28" style:family="text">
      <style:text-properties fo:font-weight="normal" officeooo:rsid="00572309" style:font-weight-asian="normal" style:font-weight-complex="normal"/>
    </style:style>
    <style:style style:name="T29" style:family="text">
      <style:text-properties officeooo:rsid="00124dc5"/>
    </style:style>
    <style:style style:name="T30" style:family="text">
      <style:text-properties officeooo:rsid="00154c2a"/>
    </style:style>
    <style:style style:name="T31" style:family="text">
      <style:text-properties officeooo:rsid="00161afb"/>
    </style:style>
    <style:style style:name="T32" style:family="text">
      <style:text-properties officeooo:rsid="0017a221"/>
    </style:style>
    <style:style style:name="T33" style:family="text">
      <style:text-properties officeooo:rsid="0018caad"/>
    </style:style>
    <style:style style:name="T34" style:family="text">
      <style:text-properties officeooo:rsid="0018d2cd"/>
    </style:style>
    <style:style style:name="T35" style:family="text">
      <style:text-properties officeooo:rsid="001a0838"/>
    </style:style>
    <style:style style:name="T36" style:family="text">
      <style:text-properties officeooo:rsid="001a5655"/>
    </style:style>
    <style:style style:name="T37" style:family="text">
      <style:text-properties officeooo:rsid="001bb6b9"/>
    </style:style>
    <style:style style:name="T38" style:family="text">
      <style:text-properties officeooo:rsid="001ca5a6"/>
    </style:style>
    <style:style style:name="T39" style:family="text">
      <style:text-properties officeooo:rsid="001d43af"/>
    </style:style>
    <style:style style:name="T40" style:family="text">
      <style:text-properties officeooo:rsid="001f1d5c"/>
    </style:style>
    <style:style style:name="T41" style:family="text">
      <style:text-properties officeooo:rsid="0020a924"/>
    </style:style>
    <style:style style:name="T42" style:family="text">
      <style:text-properties officeooo:rsid="002907f8"/>
    </style:style>
    <style:style style:name="T43" style:family="text">
      <style:text-properties officeooo:rsid="002be13a"/>
    </style:style>
    <style:style style:name="T44" style:family="text">
      <style:text-properties officeooo:rsid="0031c772"/>
    </style:style>
    <style:style style:name="T45" style:family="text">
      <style:text-properties officeooo:rsid="00332013"/>
    </style:style>
    <style:style style:name="T46" style:family="text">
      <style:text-properties officeooo:rsid="0039f81d"/>
    </style:style>
    <style:style style:name="T47" style:family="text">
      <style:text-properties officeooo:rsid="003adb66"/>
    </style:style>
    <style:style style:name="T48" style:family="text">
      <style:text-properties officeooo:rsid="003db4f6"/>
    </style:style>
    <style:style style:name="T49" style:family="text">
      <style:text-properties fo:font-size="9pt" style:font-size-asian="9pt" style:font-size-complex="9pt"/>
    </style:style>
    <style:style style:name="T50" style:family="text">
      <style:text-properties fo:font-size="9pt" officeooo:rsid="004d6838" style:font-size-asian="9pt" style:font-size-complex="9pt"/>
    </style:style>
    <style:style style:name="T51" style:family="text">
      <style:text-properties officeooo:rsid="004844bc"/>
    </style:style>
    <style:style style:name="T52" style:family="text">
      <style:text-properties officeooo:rsid="004993df"/>
    </style:style>
    <style:style style:name="T53" style:family="text">
      <style:text-properties officeooo:rsid="004a389f"/>
    </style:style>
    <style:style style:name="T54" style:family="text">
      <style:text-properties officeooo:rsid="004bc79a"/>
    </style:style>
    <style:style style:name="T55" style:family="text">
      <style:text-properties officeooo:rsid="004eaf2a"/>
    </style:style>
    <style:style style:name="T56" style:family="text">
      <style:text-properties style:font-weight-complex="normal"/>
    </style:style>
    <style:style style:name="T57" style:family="text">
      <style:text-properties officeooo:rsid="0012431b" style:font-weight-complex="normal"/>
    </style:style>
    <style:style style:name="T58" style:family="text">
      <style:text-properties officeooo:rsid="0050a123"/>
    </style:style>
    <style:style style:name="T59" style:family="text">
      <style:text-properties officeooo:rsid="00510ad4"/>
    </style:style>
    <style:style style:name="T60" style:family="text">
      <style:text-properties officeooo:rsid="0052c656"/>
    </style:style>
    <style:style style:name="T61" style:family="text">
      <style:text-properties officeooo:rsid="00543ae1"/>
    </style:style>
    <style:style style:name="T62" style:family="text">
      <style:text-properties fo:font-style="normal" officeooo:rsid="002ceb8e" style:font-style-asian="normal" style:font-style-complex="normal"/>
    </style:style>
    <style:style style:name="T63" style:family="text">
      <style:text-properties officeooo:rsid="004d6838" style:font-size-asian="9pt" style:font-size-complex="9pt"/>
    </style:style>
    <style:style style:name="T64" style:family="text">
      <style:text-properties officeooo:rsid="00559b7e"/>
    </style:style>
    <style:style style:name="T65" style:family="text">
      <style:text-properties officeooo:rsid="0023355f"/>
    </style:style>
    <style:style style:name="T66" style:family="text">
      <style:text-properties officeooo:rsid="0055ac80"/>
    </style:style>
    <style:style style:name="T67" style:family="text">
      <style:text-properties officeooo:rsid="00572309"/>
    </style:style>
    <style:style style:name="T68" style:family="text">
      <style:text-properties officeooo:rsid="0057348e"/>
    </style:style>
    <style:style style:name="T69" style:family="text">
      <style:text-properties officeooo:rsid="00588b3e"/>
    </style:style>
    <style:style style:name="T70" style:family="text">
      <style:text-properties officeooo:rsid="0059d899"/>
    </style:style>
    <style:style style:name="T71" style:family="text">
      <style:text-properties officeooo:rsid="005acadb"/>
    </style:style>
    <style:style style:name="T72" style:family="text">
      <style:text-properties officeooo:rsid="005e4bfa"/>
    </style:style>
    <style:style style:name="T73" style:family="text">
      <style:text-properties officeooo:rsid="005fbbfd"/>
    </style:style>
    <style:style style:name="T74" style:family="text">
      <style:text-properties officeooo:rsid="00615126"/>
    </style:style>
    <style:style style:name="T75" style:family="text">
      <style:text-properties officeooo:rsid="0061ad16"/>
    </style:style>
    <style:style style:name="T76" style:family="text">
      <style:text-properties officeooo:rsid="0063d985"/>
    </style:style>
    <style:style style:name="T77" style:family="text">
      <style:text-properties officeooo:rsid="0065575f"/>
    </style:style>
    <style:style style:name="T78" style:family="text">
      <style:text-properties officeooo:rsid="00666d3a"/>
    </style:style>
    <style:style style:name="T79" style:family="text">
      <style:text-properties officeooo:rsid="0067d3dc"/>
    </style:style>
    <style:style style:name="T80" style:family="text">
      <style:text-properties officeooo:rsid="0067f2f3"/>
    </style:style>
    <style:style style:name="T81" style:family="text">
      <style:text-properties officeooo:rsid="00686ecc"/>
    </style:style>
    <style:style style:name="T82" style:family="text">
      <style:text-properties officeooo:rsid="006a79d1"/>
    </style:style>
    <style:style style:name="T83" style:family="text">
      <style:text-properties officeooo:rsid="006a889c"/>
    </style:style>
    <style:style style:name="T84" style:family="text">
      <style:text-properties officeooo:rsid="006c3448"/>
    </style:style>
    <style:style style:name="T85" style:family="text">
      <style:text-properties officeooo:rsid="006ce88b"/>
    </style:style>
    <style:style style:name="T86" style:family="text">
      <style:text-properties officeooo:rsid="006e8cc0"/>
    </style:style>
    <style:style style:name="T87" style:family="text">
      <style:text-properties officeooo:rsid="006f10cc"/>
    </style:style>
    <style:style style:name="T88" style:family="text">
      <style:text-properties officeooo:rsid="00706851"/>
    </style:style>
    <style:style style:name="T89" style:family="text">
      <style:text-properties officeooo:rsid="0074497b"/>
    </style:style>
    <style:style style:name="T90" style:family="text">
      <style:text-properties officeooo:rsid="0074a7be"/>
    </style:style>
    <style:style style:name="T91" style:family="text">
      <style:text-properties officeooo:rsid="00760694"/>
    </style:style>
    <style:style style:name="T92" style:family="text">
      <style:text-properties officeooo:rsid="007cc811"/>
    </style:style>
    <style:style style:name="T93" style:family="text">
      <style:text-properties officeooo:rsid="007e73e2"/>
    </style:style>
    <style:style style:name="T94" style:family="text">
      <style:text-properties officeooo:rsid="0082289e"/>
    </style:style>
    <style:style style:name="T95" style:family="text">
      <style:text-properties officeooo:rsid="008432c9"/>
    </style:style>
    <style:style style:name="T96" style:family="text">
      <style:text-properties officeooo:rsid="00857931"/>
    </style:style>
    <style:style style:name="T97" style:family="text">
      <style:text-properties officeooo:rsid="008683c8"/>
    </style:style>
    <style:style style:name="T98" style:family="text">
      <style:text-properties officeooo:rsid="0088d67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7" text:outline-level="1"><text:bookmark-start text:name="__RefHeading___Toc1264_1625960758"/><text:span text:style-name="T1">Special Appendix - Participant </text:span>Vignettes<text:bookmark-end text:name="__RefHeading___Toc1264_1625960758"/></text:h>
      <text:p text:style-name="P2"><text:span text:style-name="Default_20_Paragraph_20_Font"><text:span text:style-name="T3">The following vignettes have been extracted from video recordings of screen capture files and for some vignettes, where possible or profitable, augmented with descriptions of physical interactions taken from 360 camera data. </text:span></text:span><text:span text:style-name="Default_20_Paragraph_20_Font"><text:span text:style-name="T4">The process is described in more detail in Chapter 3. </text:span></text:span></text:p>
      <text:p text:style-name="P2"><text:span text:style-name="Default_20_Paragraph_20_Font"/></text:p>
      <text:p text:style-name="P2"><text:span text:style-name="Default_20_Paragraph_20_Font"/></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1264_1625960758" text:style-name="Index_20_Link" text:visited-style-name="Index_20_Link">Special Appendix - Participant Vignettes<text:tab/>1</text:a></text:p>
          <text:p text:style-name="P59"><text:a xlink:type="simple" xlink:href="#__RefHeading___Toc1266_1625960758%20Copy%201" text:style-name="Index_20_Link" text:visited-style-name="Index_20_Link">Summary of data cited in Chapters linked to evidence<text:tab/>2</text:a></text:p>
          <text:p text:style-name="P60"><text:a xlink:type="simple" xlink:href="#__RefHeading___Toc5253_4048863986" text:style-name="Index_20_Link" text:visited-style-name="Index_20_Link">Chapter Six Table of GDP use<text:tab/>2</text:a></text:p>
          <text:p text:style-name="P59"><text:a xlink:type="simple" xlink:href="#__RefHeading___Toc1266_1625960758" text:style-name="Index_20_Link" text:visited-style-name="Index_20_Link">Vignette 1: An extract of Toby and Veronica’s coding activity<text:tab/>4</text:a></text:p>
          <text:p text:style-name="P60"><text:a xlink:type="simple" xlink:href="#__RefHeading___Toc1268_1625960758" text:style-name="Index_20_Link" text:visited-style-name="Index_20_Link">V1a Personal appropriation of concepts and practices &amp; code patching<text:tab/>9</text:a></text:p>
          <text:p text:style-name="P60"><text:a xlink:type="simple" xlink:href="#__RefHeading___Toc2904_3134247453" text:style-name="Index_20_Link" text:visited-style-name="Index_20_Link">V1b Propagation of GDPs.<text:tab/>10</text:a></text:p>
          <text:p text:style-name="P59"><text:a xlink:type="simple" xlink:href="#__RefHeading___Toc1270_1625960758" text:style-name="Index_20_Link" text:visited-style-name="Index_20_Link">Vignette 2 – Susanna and Tehillah<text:tab/>11</text:a></text:p>
          <text:p text:style-name="P60"><text:a xlink:type="simple" xlink:href="#__RefHeading___Toc1272_1625960758" text:style-name="Index_20_Link" text:visited-style-name="Index_20_Link">Context<text:tab/>11</text:a></text:p>
          <text:p text:style-name="P60"><text:a xlink:type="simple" xlink:href="#__RefHeading___Toc1274_1625960758" text:style-name="Index_20_Link" text:visited-style-name="Index_20_Link">Transcript and Activity Log<text:tab/>12</text:a></text:p>
          <text:p text:style-name="P60"><text:a xlink:type="simple" xlink:href="#__RefHeading___Toc5403_4048863986" text:style-name="Index_20_Link" text:visited-style-name="Index_20_Link">V2.a General commentary<text:tab/>18</text:a></text:p>
          <text:p text:style-name="P60"><text:a xlink:type="simple" xlink:href="#__RefHeading___Toc5405_4048863986" text:style-name="Index_20_Link" text:visited-style-name="Index_20_Link">V2.b Division of labour<text:tab/>18</text:a></text:p>
          <text:p text:style-name="P60"><text:a xlink:type="simple" xlink:href="#__RefHeading___Toc2906_3134247453" text:style-name="Index_20_Link" text:visited-style-name="Index_20_Link">V2.c - On designing for others &amp; participant awareness of game making patterns and systems concepts<text:tab/>19</text:a></text:p>
          <text:p text:style-name="P60"><text:a xlink:type="simple" xlink:href="#__RefHeading___Toc2908_3134247453" text:style-name="Index_20_Link" text:visited-style-name="Index_20_Link">V2.d Funds of knowledge and home interests<text:tab/>20</text:a></text:p>
          <text:p text:style-name="P59"><text:a xlink:type="simple" xlink:href="#__RefHeading___Toc1282_1625960758" text:style-name="Index_20_Link" text:visited-style-name="Index_20_Link">Vignette 3 Mark and Ed’s use of GDPs within their organisation<text:tab/>1</text:a></text:p>
          <text:p text:style-name="P60"><text:a xlink:type="simple" xlink:href="#__RefHeading___Toc5409_4048863986%20Copy%201" text:style-name="Index_20_Link" text:visited-style-name="Index_20_Link">V3.a Division of labour &amp; GDP documentation aiding project navigation<text:tab/>3</text:a></text:p>
          <text:p text:style-name="P60"><text:a xlink:type="simple" xlink:href="#__RefHeading___Toc5413_4048863986" text:style-name="Index_20_Link" text:visited-style-name="Index_20_Link">V3.b GDPs used in ideation and prioritisation<text:tab/>4</text:a></text:p>
          <text:p text:style-name="P60"><text:a xlink:type="simple" xlink:href="#__RefHeading___Toc5413_4048863986%20Copy%201" text:style-name="Index_20_Link" text:visited-style-name="Index_20_Link">V3.c Breaking out of plodding<text:tab/>5</text:a></text:p>
          <text:p text:style-name="P59"><text:a xlink:type="simple" xlink:href="#__RefHeading___Toc2910_3134247453" text:style-name="Index_20_Link" text:visited-style-name="Index_20_Link">Vignette 4 - Feedback on the dynamics of Madiha’s player movement<text:tab/>5</text:a></text:p>
          <text:p text:style-name="P60"><text:a xlink:type="simple" xlink:href="#__RefHeading___Toc5863_4048863986" text:style-name="Index_20_Link" text:visited-style-name="Index_20_Link">V4.a: Commentary on norming tendance of the community<text:tab/>6</text:a></text:p>
          <text:p text:style-name="P59"><text:a xlink:type="simple" xlink:href="#__RefHeading___Toc1284_1625960758" text:style-name="Index_20_Link" text:visited-style-name="Index_20_Link">Vignette 5 - Madiha and Nasrin working with graphics and stories as funds of knowledge and identity and emerging specialism<text:tab/>7</text:a></text:p>
          <text:p text:style-name="P60"><text:a xlink:type="simple" xlink:href="#__RefHeading___Toc2912_3134247453" text:style-name="Index_20_Link" text:visited-style-name="Index_20_Link">V5.a - Division of labour, technical language and emerging specialities in interaction between Madiha and Nasrin<text:tab/>7</text:a></text:p>
          <text:p text:style-name="P60"><text:a xlink:type="simple" xlink:href="#__RefHeading___Toc1286_1625960758" text:style-name="Index_20_Link" text:visited-style-name="Index_20_Link">V5.b - Interaction between Madiha and Sonia showing development of identity in design process<text:tab/>9</text:a></text:p>
          <text:p text:style-name="P60"><text:a xlink:type="simple" xlink:href="#__RefHeading___Toc1286_1625960758%20Copy%201" text:style-name="Index_20_Link" text:visited-style-name="Index_20_Link">V5.c - Developing shared language<text:tab/>10</text:a></text:p>
          <text:p text:style-name="P60"><text:a xlink:type="simple" xlink:href="#__RefHeading___Toc2916_3134247453" text:style-name="Index_20_Link" text:visited-style-name="Index_20_Link">V5.d The use of technical language within the application of GDPs<text:tab/>12</text:a></text:p>
          <text:p text:style-name="P59"><text:a xlink:type="simple" xlink:href="#__RefHeading___Toc1284_1625960758%20Copy%201" text:style-name="Index_20_Link" text:visited-style-name="Index_20_Link">Vignette 6 – GDPs facilitating working with home interests and funds of knowledge<text:tab/>15</text:a></text:p>
          <text:p text:style-name="P60"><text:a xlink:type="simple" xlink:href="#__RefHeading___Toc2914_3134247453%20Copy%201%20Copy%201" text:style-name="Index_20_Link" text:visited-style-name="Index_20_Link">V6.a Use of game narratives<text:tab/>15</text:a></text:p>
          <text:p text:style-name="P60"><text:a xlink:type="simple" xlink:href="#__RefHeading___Toc2914_3134247453" text:style-name="Index_20_Link" text:visited-style-name="Index_20_Link">V6.b Use of game graphics and funds of identies in interview data<text:tab/>15</text:a></text:p>
          <text:p text:style-name="P59"><text:a xlink:type="simple" xlink:href="#__RefHeading___Toc2918_3134247453" text:style-name="Index_20_Link" text:visited-style-name="Index_20_Link">Vignette 7 Dan and Toby – Home experiences of Gameplay design patterns.<text:tab/>16</text:a></text:p>
          <text:p text:style-name="P60"><text:a xlink:type="simple" xlink:href="#__RefHeading___Toc6758_4048863986" text:style-name="Index_20_Link" text:visited-style-name="Index_20_Link">V7.a Deviating beyond the menu &amp; using GDPs and home knowledge to access external documentation<text:tab/>19</text:a></text:p>
          <text:p text:style-name="P60"><text:a xlink:type="simple" xlink:href="#__RefHeading___Toc6760_4048863986" text:style-name="Index_20_Link" text:visited-style-name="Index_20_Link">V7.b Addressing Division of Labour<text:tab/>21</text:a></text:p>
          <text:p text:style-name="P59"><text:a xlink:type="simple" xlink:href="#__RefHeading___Toc2922_3134247453" text:style-name="Index_20_Link" text:visited-style-name="Index_20_Link">Vignette 8 - .alien - Transcription of the introducing a drama process in P3 – MOVE TO APPENDIX?<text:tab/>21</text:a></text:p>
          <text:p text:style-name="P59"><text:a xlink:type="simple" xlink:href="#__RefHeading___Toc2924_3134247453" text:style-name="Index_20_Link" text:visited-style-name="Index_20_Link">Vignette 9 - Vignette.documentation - Introducing documentation in drama frame<text:tab/>23</text:a></text:p>
          <text:p text:style-name="P60"><text:a xlink:type="simple" xlink:href="#__RefHeading___Toc4692_3245658067" text:style-name="Index_20_Link" text:visited-style-name="Index_20_Link">Commentary<text:tab/>25</text:a></text:p>
          <text:p text:style-name="P59"><text:a xlink:type="simple" xlink:href="#__RefHeading___Toc2926_3134247453" text:style-name="Index_20_Link" text:visited-style-name="Index_20_Link">Vignette 10 - Session reflections and secret missions in P3 – APPENDIX?<text:tab/>25</text:a></text:p>
          <text:p text:style-name="P59"><text:a xlink:type="simple" xlink:href="#__RefHeading___Toc2928_3134247453" text:style-name="Index_20_Link" text:visited-style-name="Index_20_Link">Vignette 11 - .map - Dialogue of use of physical maps at the start of session X<text:tab/>28</text:a></text:p>
        </text:index-body>
      </text:table-of-content>
      <text:h text:style-name="P118" text:outline-level="2" text:is-list-header="true"><text:soft-page-break/></text:h>
      <text:h text:style-name="Heading_20_2" text:outline-level="2"><text:bookmark-start text:name="__RefHeading___Toc2922_3134247453"/><text:s/>Transcription of the introducing a drama process <text:span text:style-name="T98">(P3)</text:span><text:bookmark-end text:name="__RefHeading___Toc2922_3134247453"/></text:h>
      <text:p text:style-name="Standard"/>
      <text:p text:style-name="Standard">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Standard"/>
      <text:p text:style-name="Standard"/>
      <text:p text:style-name="Standard"/>
      <text:p text:style-name="Standard">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Standard"/>
      <text:p text:style-name="Standard"><text:s text:c="4"/>Greetings Earthlings, we have an important message for the Glitch Game Makers.</text:p>
      <text:p text:style-name="Standard"><text:s text:c="4"/>We are the Weean. You would call us an alien lifeforce. We like to think of ourselves as friendly space cousins.</text:p>
      <text:p text:style-name="Standard"><text:s text:c="4"/>We can see your Internet from space. We are contacting you because we know you are making games on the Internet.</text:p>
      <text:p text:style-name="Standard"><text:s text:c="4"/>We are on our way to the Planet Earth, and we have an important mission for you. We are an Intergalactic Rescue team. We know you have problems on your planet. We can help.</text:p>
      <text:p text:style-name="Standard"><text:s text:c="4"/>But we need to find out one thing first. Are you worth it? After we are gone will you also be able to help yourselves? Or are you already doomed to make the same mistakes again?</text:p>
      <text:p text:style-name="Standard"><text:s text:c="4"/>You must pass this challenge. Make some games showing problems you have on earth. In the games also include ideas for how to solve them.</text:p>
      <text:p text:style-name="Standard"/>
      <text:p text:style-name="Standard"><text:s text:c="4"/>We have some guidelines:</text:p>
      <text:p text:style-name="Standard"/>
      <text:p text:style-name="Standard"><text:s text:c="6"/>• Make a game about a big or small problem for your planet to solve. If you can let us play it each week as you go along.</text:p>
      <text:p text:style-name="Standard"><text:s text:c="6"/>• Give us an update each week by recording a group update.</text:p>
      <text:p text:style-name="Standard"><text:s text:c="6"/>• Show you can work on your own but also work as part of a team.</text:p>
      <text:p text:style-name="Standard"><text:s text:c="6"/>• We will also send you text messages with some mini-missions sometimes. Be sure to tell us how you do.</text:p>
      <text:p text:style-name="Standard"/>
      <text:p text:style-name="Standard"><text:s text:c="4"/>Please now get started and come up with a new game about solving a problem on Earth.</text:p>
      <text:p text:style-name="Standard"/>
      <text:p text:style-name="Standard"/>
      <text:p text:style-name="Standard">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Standard"/>
      <text:p text:style-name="Standard">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 <text:s/></text:p>
      <text:p text:style-name="Standard"><text:soft-page-break/>And yeah. That we can work by ourselves but also work as part of a team. So we’ve got to give them a report by the end of each session as well. That’s our mission.</text:p>
      <text:p text:style-name="Standard"/>
      <text:p text:style-name="Standard"/>
      <text:h text:style-name="Heading_20_2" text:outline-level="2">Session reflections and secret missions <text:span text:style-name="T98">(P3)</text:span></text:h>
      <text:p text:style-name="Standard"/>
      <text:p text:style-name="Standard">This second extract comes from the following session in phase four. In three of the four session the last 10 minutes of each session involved giving a progress update to the aliens.</text:p>
      <text:p text:style-name="Standard"/>
      <text:p text:style-name="Standard">In my journal notes for phases prior to using the drama process, I documented that the occasional end of session debriefs as _go-rounds_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Standard"/>
      <text:p text:style-name="Standard">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Standard"/>
      <text:p text:style-name="Standard">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text:p>
      <text:p text:style-name="Standard"/>
      <text:p text:style-name="Standard">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Standard"/>
      <text:p text:style-name="Standard"/>
      <text:p text:style-name="Standard">Mick: Ok are you guys ready to share back if you could come to this side of the room we are going to get Mark and Edward to share back first. Everyone can share back using this computer that the Weean are watching if that’s alright.</text:p>
      <text:p text:style-name="Standard">organiser</text:p>
      <text:p text:style-name="Standard"/>
      <text:p text:style-name="Standard">&lt;!-- ![](./Pictures/2019-05-15-alien_feedback_1.png){width=90%} --&gt;</text:p>
      <text:p text:style-name="Standard"/>
      <text:p text:style-name="Standard"/>
      <text:p text:style-name="Standard"/>
      <text:p text:style-name="Standard">Mark: All we’ve done today is just get a background in and then we were just working on the one that the Weean had sent us about <text:s/>dropping the coins in. Now that the Weean have sent us the code we need for basically dropping stuff.</text:p>
      <text:p text:style-name="Standard"/>
      <text:p text:style-name="Standard">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text:s/>It doesn’t look like we’ve got any where but we have. (Mark laughs and others follow). So we’ve got the the background in and we know what we need to do about scrolling as well <text:soft-page-break/>because we want to scroll across.</text:p>
      <text:p text:style-name="Standard"/>
      <text:p text:style-name="Standard">Mick: That’s great. <text:s/>Is there anything that you think you definitely want to be able to do for next time that you might want help with?</text:p>
      <text:p text:style-name="Standard"/>
      <text:p text:style-name="Standard">Mark: Oh yeah. We’ll we’ve got a bit of space where we can work on it before we next come in so we’d like to ask the Weean some more questions. Is that the best way to do it?</text:p>
      <text:p text:style-name="Standard"/>
      <text:p text:style-name="Standard">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Standard"/>
      <text:p text:style-name="Standard"/>
      <text:p text:style-name="Standard">(Mick reads out the following extract the organiser screen containting a text chat with the fictional alien audience)</text:p>
      <text:p text:style-name="Standard"/>
      <text:p text:style-name="Standard">Ed: Weean what’s it like up there?</text:p>
      <text:p text:style-name="Standard"/>
      <text:p text:style-name="Standard">Weean: It’s cold and very big but quite tranquil.</text:p>
      <text:p text:style-name="Standard"/>
      <text:p text:style-name="Standard">Ed: What is your name?</text:p>
      <text:p text:style-name="Standard"/>
      <text:p text:style-name="Standard">Weean: We are are the Weean we have no name, we are all the same.</text:p>
      <text:p text:style-name="Standard"/>
      <text:p text:style-name="Standard">Ed: <text:s/>That must be hard at xmas. (Mark and others laugh and smile.)</text:p>
      <text:p text:style-name="Standard"/>
      <text:p text:style-name="Standard">Weean: It is. It sure is.</text:p>
      <text:p text:style-name="Standard"/>
      <text:p text:style-name="Standard">![](./Pictures/2019-05-15-alien_feedback_3.png){width=90%}</text:p>
      <text:p text:style-name="Standard"/>
      <text:p text:style-name="Standard">&gt;Mark: That’s tickled me that.</text:p>
      <text:p text:style-name="Standard"/>
      <text:p text:style-name="Standard">Mick: So there you go. You can have a conversation there with the Weean in there using mark up code you can copy what’s there. Nasrin can you talk through what you have added to your game? Is yours called “No Toby Allowed” now.</text:p>
      <text:p text:style-name="Standard">(Laughs from all)</text:p>
      <text:p text:style-name="Standard"/>
      <text:p text:style-name="Standard">Nasrin: I’ve not really done much today as I was busy doing stuff with Toby’s</text:p>
      <text:p text:style-name="Standard"/>
      <text:p text:style-name="Standard">Dan: <text:s/>We noticed.</text:p>
      <text:p text:style-name="Standard"/>
      <text:p text:style-name="Standard">Nasrin: We’ll I’ve changed the platform a bit.</text:p>
      <text:p text:style-name="Standard"/>
      <text:p text:style-name="Standard">Madiha : You had a secret mission though didn’t you?</text:p>
      <text:p text:style-name="Standard"/>
      <text:p text:style-name="Standard">Nasrin: Oh my secret mission was to change someone’s game, their character <text:s/>or something and see if they noticed. And I think they did notice.</text:p>
      <text:p text:style-name="Standard"/>
      <text:p text:style-name="Standard">Dan: We did. We did notice.</text:p>
      <text:p text:style-name="Standard"/>
      <text:p text:style-name="Standard">Madiha : You couldn’t not notice.</text:p>
      <text:p text:style-name="Standard"/>
      <text:p text:style-name="Standard">Mick: It feels like you took the spirit of the mischievous thing and just turned up the volume.</text:p>
      <text:p text:style-name="Standard">(All laugh.)</text:p>
      <text:p text:style-name="Standard"/>
      <text:p text:style-name="Standard">Madiha: Sprite!</text:p>
      <text:p text:style-name="Standard"><text:soft-page-break/></text:p>
      <text:p text:style-name="Standard">Mark: We also had a secret mission.</text:p>
      <text:p text:style-name="Standard"/>
      <text:p text:style-name="Standard">Mick: What was that?</text:p>
      <text:p text:style-name="Standard"/>
      <text:p text:style-name="Standard">Mark: Ours was to change the sound on somebodies game.</text:p>
      <text:p text:style-name="Standard"/>
      <text:p text:style-name="Standard">Nasrin: Oh was it?</text:p>
      <text:p text:style-name="Standard"/>
      <text:p text:style-name="Standard">Mark: Did you notice?</text:p>
      <text:p text:style-name="Standard"/>
      <text:p text:style-name="Standard">Madiha: Did you notice?</text:p>
      <text:p text:style-name="Standard"/>
      <text:p text:style-name="Standard">Nasrin: No (laughing)</text:p>
      <text:p text:style-name="Standard">(Incomprehensible many people talking or laughing at same time)</text:p>
      <text:p text:style-name="Standard"/>
      <text:p text:style-name="Standard">Mark: Play it now!</text:p>
      <text:p text:style-name="Standard"/>
      <text:p text:style-name="Standard">Richie: You definitely noticed. (Points to Mark and Ed) You definitely noticed my bit.</text:p>
      <text:p text:style-name="Standard"/>
      <text:p text:style-name="Standard">(Nasrin <text:s/>goes to the keyboard and starts to play her game)</text:p>
      <text:p text:style-name="Standard"/>
      <text:p text:style-name="Standard">Nasrin: I can’t hear anything different</text:p>
      <text:p text:style-name="Standard">(Everyone laughs)</text:p>
      <text:p text:style-name="Standard"/>
      <text:p text:style-name="Standard">Mark: I thought you were going to go- Aaahgh! But you didn’t say anything.</text:p>
      <text:p text:style-name="Standard"/>
      <text:p text:style-name="Standard">Mick: So that’s interesting. some people notice some people didn’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family-generic="swiss" style:font-pitch="variable"/>
    <style:font-face style:name="Lato1" svg:font-family="Lato" style:font-adornments="Bold" style:font-pitch="variable"/>
    <style:font-face style:name="Lato2" svg:font-family="Lato" style:font-adornments="Bold Italic" style:font-pitch="variable"/>
    <style:font-face style:name="Lato3" svg:font-family="Lato" style:font-adornments="Regular"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draw:stroke="solid" svg:stroke-width="0.035cm" svg:stroke-color="#3465a4" draw:stroke-linejoin="miter" svg:stroke-linecap="butt" draw:fill-color="#729fcf"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combine="none" style:text-scale="100%" style:font-relief="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3" fo:font-family="Lato" style:font-style-name="Regular" style:font-pitch="variable" fo:font-size="11pt"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3" fo:font-family="Lato" style:font-style-name="Regular" style:font-pitch="variable" fo:font-size="11pt"/>
    </style:style>
    <style:style style:name="Heading_20_1" style:display-name="Heading 1" style:family="paragraph" style:parent-style-name="Heading" style:next-style-name="Text_20_body" style:default-outline-level="1" style:class="text">
      <style:text-properties style:font-name="Lato1"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1"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1"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2"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1" fo:font-family="Lato" style:font-style-name="Bold" style:font-pitch="variable" fo:font-size="9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ormal" style:family="paragraph">
      <style:paragraph-properties fo:orphans="2" fo:widows="2"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Text_20_body" style:class="chapter">
      <style:paragraph-properties fo:text-align="center" style:justify-single-word="false"/>
      <style:text-properties style:font-name="Lato1" fo:font-family="Lato" style:font-style-name="Bold" style:font-pitch="variable" fo:font-size="22pt" fo:font-weight="bold" style:font-size-asian="28pt" style:font-weight-asian="bold" style:font-size-complex="28pt" style:font-weight-complex="bold"/>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3" fo:font-family="Lato" style:font-style-name="Regular" style:font-pitch="variable"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fo:text-indent="0cm" style:auto-text-indent="false"/>
      <style:text-properties fo:font-size="10pt" style:font-size-asian="10pt" style:font-size-complex="10pt"/>
    </style:style>
    <style:style style:name="Table_20_style_20_text" style:display-name="Table style text" style:family="paragraph" style:parent-style-name="Table_20_Contents">
      <style:paragraph-properties fo:line-height="100%"/>
      <style:text-properties fo:font-size="10pt" style:font-size-asian="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text-properties fo:color="#3465a4" loext:opacity="100%" fo:font-style="italic" style:text-underline-style="solid" style:text-underline-width="auto" style:text-underline-color="font-color"/>
    </style:style>
    <style:style style:name="Sender" style:family="paragraph" style:parent-style-name="Standard" style:class="extra">
      <style:paragraph-properties fo:margin-top="0cm" fo:margin-bottom="0.106cm" style:contextual-spacing="false" text:number-lines="false" text:line-number="0"/>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Definition" style:family="text">
      <style:text-properties fo:color="#2a6099" loext:opacity="100%" fo:font-size="9pt" style:text-underline-style="solid" style:text-underline-width="auto" style:text-underline-color="font-color"/>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_20_80_25_" style:display-name="Frame 80%" style:family="graphic" style:parent-style-name="Frame">
      <style:graphic-properties svg:width="12.418cm" style:rel-width="80%" fo:min-height="12.42cm" text:anchor-type="paragraph" loext:rel-width-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style:style style:name="Graphics_20_80" style:display-name="Graphics 80" style:family="graphic" style:parent-style-name="Graphics">
      <style:graphic-properties svg:width="13.194cm" style:rel-width="85%" fo:min-height="13.21cm" text:anchor-type="paragraph" svg:x="0cm" svg:y="0cm" style:wrap="parallel" style:number-wrapped-paragraphs="no-limit" style:wrap-contour="false" style:vertical-pos="from-top" style:vertical-rel="page-content" style:horizontal-pos="from-left" style:horizontal-rel="page-content" draw:wrap-influence-on-position="once-concurrent" loext:allow-overlap="false" loext:rel-width-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1.499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s/></text:p>
      </style:footer>
    </style:master-page>
    <style:master-page style:name="MP0" style:page-layout-name="Mpm2" draw:style-name="Mdp1"/>
    <style:master-page style:name="MP1"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24-12-04T08:21:00Z</meta:creation-date>
    <dc:date>2025-07-16T10:29:52.966103690</dc:date>
    <meta:editing-cycles>124</meta:editing-cycles>
    <meta:editing-duration>P8DT2H38M23S</meta:editing-duration>
    <dc:creator>Mick Chesterman</dc:creator>
    <meta:document-statistic meta:table-count="0" meta:image-count="0" meta:object-count="0" meta:page-count="5" meta:paragraph-count="107" meta:word-count="2099" meta:character-count="11639" meta:non-whitespace-character-count="9575"/>
    <meta:user-defined meta:name="ZOTERO_PREF_1">&lt;data data-version="3" zotero-version="7.0.11"&gt;&lt;session id="E8pKoXwZ"/&gt;&lt;style id="http://www.zotero.org/styles/harvard-cite-them-right" hasBibliography="1" bibliographyStyleHasBeenSet="0"/&gt;&lt;prefs&gt;&lt;pref name="fieldType" value="ReferenceMark"/&gt;&lt;pref name="a</meta:user-defined>
    <meta:user-defined meta:name="ZOTERO_PREF_2">utomaticJournalAbbreviations" value="true"/&gt;&lt;/prefs&gt;&lt;/data&gt;</meta:user-defined>
    <meta:template xlink:type="simple" xlink:actuate="onRequest" xlink:title="" xlink:href="../../../../../../Documents/a_phd/a_write/temp/2024-12-A-all_vignettes.odt/Normal.dotm"/>
  </office:meta>
</office:document-meta>
</file>